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E5EB0244D390E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98cm, 7.839cm, 3.089cm, 20.04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4.923cm" svg:y="3.512cm" svg:width="5.801cm" svg:height="5.592cm" draw:z-index="0"><draw:image xlink:href="Pictures/1000020100000640000003842E5EB0244D390E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6T12:27:54.814253995</meta:creation-date>
    <dc:date>2023-01-06T12:34:01.528879852</dc:date>
    <meta:editing-duration>PT6M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